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a7f5" officeooo:paragraph-rsid="001ba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r Class</text:p>
      <text:p text:style-name="P1">checkIn – mark the current time</text:p>
      <text:p text:style-name="P1">checkOut – add the time difference from checkin to checkout to total</text:p>
      <text:p text:style-name="P1">getSecondsPlayed – get total seconds checked in</text:p>
      <text:p text:style-name="P1"/>
      <text:p text:style-name="P1">Advertisement Class</text:p>
      <text:p text:style-name="P1">getAd – gets a random line from advertisement.txt</text:p>
      <text:p text:style-name="P1"/>
      <text:p text:style-name="P1">GameObject Class</text:p>
      <text:p text:style-name="P1">GameObject – constructor to initialize cash and cardPlayed</text:p>
      <text:p text:style-name="P1"/>
      <text:p text:style-name="P1">Main Class</text:p>
      <text:p text:style-name="P1">runT1 – runs the first texas hold 'em game</text:p>
      <text:p text:style-name="P1">runT2 – runs the second texas hold 'em game</text:p>
      <text:p text:style-name="P1">runD1 – runs the 5 card draw game</text:p>
      <text:p text:style-name="P1">redrawD1 – resize handler for 5 card draw</text:p>
      <text:p text:style-name="P1">initScreen – draws the main menu</text:p>
      <text:p text:style-name="P1">inHitBox – determines if coordinates are within a bounding box</text:p>
      <text:p text:style-name="P1">main – runs the main loop, calling other games fun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4:56:37.840000000</meta:creation-date>
    <meta:generator>LibreOffice/4.1.0.4$Windows_x86 LibreOffice_project/89ea49ddacd9aa532507cbf852f2bb22b1ace28</meta:generator>
    <dc:date>2013-12-04T04:59:45.945000000</dc:date>
    <meta:editing-duration>P0D</meta:editing-duration>
    <meta:editing-cycles>1</meta:editing-cycles>
    <meta:document-statistic meta:table-count="0" meta:image-count="0" meta:object-count="0" meta:page-count="1" meta:paragraph-count="16" meta:word-count="97" meta:character-count="618" meta:non-whitespace-character-count="525"/>
  </office:meta>
</office:document-meta>
</file>